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2" style:family="paragraph" style:parent-style-name="Standard">
      <style:text-properties fo:color="#000000" loext:opacity="100%" style:font-name="Cascadia Mono" fo:font-size="9.5pt" officeooo:rsid="000938a3" officeooo:paragraph-rsid="000938a3" fo:background-color="#ffffff" style:font-size-asian="9.5pt"/>
    </style:style>
    <style:style style:name="P3" style:family="paragraph" style:parent-style-name="Standard">
      <style:text-properties fo:color="#000000" loext:opacity="100%" style:font-name="Cascadia Mono" fo:font-size="9.5pt" officeooo:rsid="000938a3" officeooo:paragraph-rsid="000dfd6a" fo:background-color="#ffffff" style:font-size-asian="9.5pt"/>
    </style:style>
    <style:style style:name="P4" style:family="paragraph" style:parent-style-name="Standard">
      <style:text-properties fo:color="#000000" loext:opacity="100%" style:font-name="Cascadia Mono" fo:font-size="9.5pt" officeooo:paragraph-rsid="000dfd6a" fo:background-color="#ffffff" style:font-size-asian="9.5pt"/>
    </style:style>
    <style:style style:name="P5" style:family="paragraph" style:parent-style-name="Standard">
      <style:text-properties officeooo:paragraph-rsid="000dfd6a"/>
    </style:style>
    <style:style style:name="P6" style:family="paragraph" style:parent-style-name="Standard">
      <style:paragraph-properties fo:break-before="page"/>
      <style:text-properties officeooo:paragraph-rsid="000dfd6a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fo:color="#000000" loext:opacity="100%" style:font-name="Cascadia Mono" fo:font-size="24pt" officeooo:rsid="000938a3" fo:background-color="#ffffff" loext:char-shading-value="0" style:font-size-asian="24pt" style:font-size-complex="24pt"/>
    </style:style>
    <style:style style:name="T3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4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5" style:family="text">
      <style:text-properties fo:color="#2b91af" loext:opacity="100%" style:font-name="Cascadia Mono" fo:font-size="9.5pt" officeooo:rsid="000938a3" fo:background-color="#ffffff" loext:char-shading-value="0" style:font-size-asian="9.5pt"/>
    </style:style>
    <style:style style:name="T6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1f377f" loext:opacity="100%" style:font-name="Cascadia Mono" fo:font-size="9.5pt" fo:background-color="#ffffff" loext:char-shading-value="0" style:font-size-asian="9.5pt"/>
    </style:style>
    <style:style style:name="T8" style:family="text">
      <style:text-properties fo:color="#8f08c4" loext:opacity="100%" style:font-name="Cascadia Mono" fo:font-size="9.5pt" fo:background-color="#ffffff" loext:char-shading-value="0" style:font-size-asian="9.5pt"/>
    </style:style>
    <style:style style:name="T9" style:family="text">
      <style:text-properties fo:color="#74531f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a31515" loext:opacity="100%" style:font-name="Cascadia Mono" fo:font-size="9.5pt" fo:background-color="#ffffff" loext:char-shading-value="0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<text:s text:c="4"/></text:span><text:span text:style-name="T2">CompteBancari amb ERRORS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8"/></text:span><text:span text:style-name="T3">static</text:span><text:span text:style-name="T1"> </text:span><text:span text:style-name="T3">void</text:span><text:span text:style-name="T1"> </text:span><text:span text:style-name="T9">Main</text:span><text:span text:style-name="T1">(</text:span><text:span text:style-name="T3">string</text:span><text:span text:style-name="T1">[] </text:span><text:span text:style-name="T7">args</text:span><text:span text:style-name="T1">)</text:span></text:p>
      <text:p text:style-name="Standard" loext:marker-style-name="T1"><text:span text:style-name="T1"><text:s text:c="8"/>{</text:span></text:p>
      <text:p text:style-name="Standard" loext:marker-style-name="T1"><text:span text:style-name="T1"><text:s text:c="12"/></text:span><text:span text:style-name="T4">CompteBancari</text:span><text:span text:style-name="T1"> </text:span><text:span text:style-name="T7">c1</text:span><text:span text:style-name="T1"> = </text:span><text:span text:style-name="T3">new</text:span><text:span text:style-name="T1"> </text:span><text:span text:style-name="T4">CompteBancari</text:span><text:span text:style-name="T1">(</text:span><text:span text:style-name="T10">"Anna"</text:span><text:span text:style-name="T1">, 1000);</text:span></text:p>
      <text:p text:style-name="P1" loext:marker-style-name="T1"/>
      <text:p text:style-name="Standard" loext:marker-style-name="T1"><text:span text:style-name="T1"><text:s text:c="12"/></text:span><text:span text:style-name="T4">CompteBancari</text:span><text:span text:style-name="T1"> </text:span><text:span text:style-name="T7">c2</text:span><text:span text:style-name="T1"> = </text:span><text:span text:style-name="T3">new</text:span><text:span text:style-name="T1"> </text:span><text:span text:style-name="T4">CompteBancari</text:span><text:span text:style-name="T1">(</text:span><text:span text:style-name="T10">"Marc"</text:span><text:span text:style-name="T1">, 500);</text:span></text:p>
      <text:p text:style-name="P1" loext:marker-style-name="T1"/>
      <text:p text:style-name="Standard" loext:marker-style-name="T1"><text:span text:style-name="T1"><text:s text:c="12"/></text:span><text:span text:style-name="T7">c1</text:span><text:span text:style-name="T1">.</text:span><text:span text:style-name="T9">Ingressar</text:span><text:span text:style-name="T1">(200);</text:span></text:p>
      <text:p text:style-name="P1" loext:marker-style-name="T1"/>
      <text:p text:style-name="Standard" loext:marker-style-name="T1"><text:span text:style-name="T1"><text:s text:c="12"/></text:span><text:span text:style-name="T7">c2</text:span><text:span text:style-name="T1">.</text:span><text:span text:style-name="T9">Retirar</text:span><text:span text:style-name="T1">(100);</text:span></text:p>
      <text:p text:style-name="P1" loext:marker-style-name="T1"/>
      <text:p text:style-name="Standard" loext:marker-style-name="T1"><text:span text:style-name="T1"><text:s text:c="12"/></text:span><text:span text:style-name="T4">Console</text:span><text:span text:style-name="T1">.</text:span><text:span text:style-name="T9">WriteLine</text:span><text:span text:style-name="T1">(</text:span><text:span text:style-name="T7">c1</text:span><text:span text:style-name="T1">.Saldo());</text:span></text:p>
      <text:p text:style-name="P1" loext:marker-style-name="T1"/>
      <text:p text:style-name="Standard" loext:marker-style-name="T1"><text:span text:style-name="T1"><text:s text:c="12"/></text:span><text:span text:style-name="T4">Console</text:span><text:span text:style-name="T1">.</text:span><text:span text:style-name="T9">WriteLine</text:span><text:span text:style-name="T1">(</text:span><text:span text:style-name="T7">c2</text:span><text:span text:style-name="T1">.Saldo());</text:span></text:p>
      <text:p text:style-name="P1" loext:marker-style-name="T1"/>
      <text:p text:style-name="Standard" loext:marker-style-name="T1"><text:span text:style-name="T1"><text:s text:c="12"/></text:span><text:span text:style-name="T5">c1</text:span><text:span text:style-name="T1">.</text:span><text:span text:style-name="T9">Transaccio</text:span><text:span text:style-name="T1">(</text:span><text:span text:style-name="T7">c1</text:span><text:span text:style-name="T1">, </text:span><text:span text:style-name="T7">c2</text:span><text:span text:style-name="T1">, 150);</text:span></text:p>
      <text:p text:style-name="P1" loext:marker-style-name="T1"/>
      <text:p text:style-name="Standard" loext:marker-style-name="T1"><text:span text:style-name="T1"><text:s text:c="12"/></text:span><text:span text:style-name="T4">Console</text:span><text:span text:style-name="T1">.</text:span><text:span text:style-name="T9">WriteLine</text:span><text:span text:style-name="T1">(</text:span><text:span text:style-name="T7">c1</text:span><text:span text:style-name="T1">.GetSaldo());</text:span></text:p>
      <text:p text:style-name="P1" loext:marker-style-name="T1"/>
      <text:p text:style-name="Standard" loext:marker-style-name="T1"><text:span text:style-name="T1"><text:s text:c="12"/></text:span><text:span text:style-name="T4">Console</text:span><text:span text:style-name="T1">.</text:span><text:span text:style-name="T9">WriteLine</text:span><text:span text:style-name="T1">(</text:span><text:span text:style-name="T7">c2</text:span><text:span text:style-name="T1">.GetSaldo());</text:span></text:p>
      <text:p text:style-name="P1" loext:marker-style-name="T1"/>
      <text:p text:style-name="Standard" loext:marker-style-name="T1"><text:span text:style-name="T1"><text:s text:c="12"/></text:span><text:span text:style-name="T4">Console</text:span><text:span text:style-name="T1">.</text:span><text:span text:style-name="T9">WriteLine</text:span><text:span text:style-name="T1">(</text:span><text:span text:style-name="T7">c1</text:span><text:span text:style-name="T1">.saldo);</text:span></text:p>
      <text:p text:style-name="P1" loext:marker-style-name="T1"/>
      <text:p text:style-name="Standard" loext:marker-style-name="T1"><text:span text:style-name="T1"><text:s text:c="12"/></text:span><text:span text:style-name="T7">c2</text:span><text:span text:style-name="T1">.</text:span><text:span text:style-name="T9">Transaccio</text:span><text:span text:style-name="T1">(</text:span><text:span text:style-name="T7">c1</text:span><text:span text:style-name="T1">, </text:span><text:span text:style-name="T7">c2</text:span><text:span text:style-name="T1">, 50);</text:span></text:p>
      <text:p text:style-name="P1" loext:marker-style-name="T1"/>
      <text:p text:style-name="Standard" loext:marker-style-name="T1"><text:span text:style-name="T1"><text:s text:c="12"/></text:span><text:span text:style-name="T4">CompteBancari</text:span><text:span text:style-name="T1">.</text:span><text:span text:style-name="T9">Transaccio</text:span><text:span text:style-name="T1">(1000, </text:span><text:span text:style-name="T7">c2</text:span><text:span text:style-name="T1">, 50);</text:span></text:p>
      <text:p text:style-name="P1" loext:marker-style-name="T1"/>
      <text:p text:style-name="Standard" loext:marker-style-name="T1"><text:span text:style-name="T1"><text:s text:c="12"/></text:span><text:span text:style-name="T4">CompteBancari</text:span><text:span text:style-name="T1">.</text:span><text:span text:style-name="T9">Transaccio</text:span><text:span text:style-name="T1">(</text:span><text:span text:style-name="T7">c1</text:span><text:span text:style-name="T1">, </text:span><text:span text:style-name="T7">c2</text:span><text:span text:style-name="T1">, </text:span><text:span text:style-name="T10">"100"</text:span><text:span text:style-name="T1">);</text:span></text:p>
      <text:p text:style-name="P1" loext:marker-style-name="T1"/>
      <text:p text:style-name="Standard" loext:marker-style-name="T1"><text:span text:style-name="T1"><text:s text:c="12"/></text:span><text:span text:style-name="T4">Console</text:span><text:span text:style-name="T1">.</text:span><text:span text:style-name="T9">WriteLine</text:span><text:span text:style-name="T1">(</text:span><text:span text:style-name="T4">CompteBancari</text:span><text:span text:style-name="T1">.origen);</text:span></text:p>
      <text:p text:style-name="P1" loext:marker-style-name="T1"/>
      <text:p text:style-name="P1" loext:marker-style-name="T1"><text:s text:c="12"/>c3.Ingressar(50);</text:p>
      <text:p text:style-name="P2" loext:marker-style-name="T1"/>
      <text:p text:style-name="P2" loext:marker-style-name="T1"><text:s text:c="8"/>}</text:p>
      <text:p text:style-name="P2" loext:marker-style-name="T1"/>
      <text:p text:style-name="P6" loext:marker-style-name="T1"><text:span text:style-name="T3">internal</text:span><text:span text:style-name="T1"> </text:span><text:span text:style-name="T3">class</text:span><text:span text:style-name="T1"> </text:span><text:span text:style-name="T4">CompteBancari</text:span></text:p>
      <text:p text:style-name="P5" loext:marker-style-name="T1"><text:span text:style-name="T1"><text:s text:c="4"/>{</text:span></text:p>
      <text:p text:style-name="P5" loext:marker-style-name="T1"><text:span text:style-name="T1"><text:s text:c="8"/></text:span><text:span text:style-name="T6">// CAMPS</text:span></text:p>
      <text:p text:style-name="P5" loext:marker-style-name="T1"><text:span text:style-name="T1"><text:s text:c="8"/></text:span><text:span text:style-name="T3">public</text:span><text:span text:style-name="T1"> </text:span><text:span text:style-name="T3">string</text:span><text:span text:style-name="T1"> titular;</text:span></text:p>
      <text:p text:style-name="P5" loext:marker-style-name="T1"><text:span text:style-name="T1"><text:s text:c="8"/></text:span><text:span text:style-name="T3">private</text:span><text:span text:style-name="T1"> </text:span><text:span text:style-name="T3">double</text:span><text:span text:style-name="T1"> saldo;</text:span></text:p>
      <text:p text:style-name="P5" loext:marker-style-name="T1"><text:span text:style-name="T1"><text:s text:c="8"/></text:span><text:span text:style-name="T3">private</text:span><text:span text:style-name="T1"> </text:span><text:span text:style-name="T3">bool</text:span><text:span text:style-name="T1"> bloquejat;</text:span></text:p>
      <text:p text:style-name="P5" loext:marker-style-name="T1"><text:span text:style-name="T1"><text:s text:c="8"/></text:span><text:span text:style-name="T3">private</text:span><text:span text:style-name="T1"> </text:span><text:span text:style-name="T3">static</text:span><text:span text:style-name="T1"> </text:span><text:span text:style-name="T3">double</text:span><text:span text:style-name="T1"> tipusInteresAnual = 0.03;</text:span></text:p>
      <text:p text:style-name="P4" loext:marker-style-name="T1"/>
      <text:p text:style-name="P5" loext:marker-style-name="T1"><text:span text:style-name="T1"><text:s text:c="8"/></text:span><text:span text:style-name="T6">// CONSTRUCTORS</text:span></text:p>
      <text:p text:style-name="P5" loext:marker-style-name="T1"><text:span text:style-name="T1"><text:s text:c="8"/></text:span><text:span text:style-name="T3">public</text:span><text:span text:style-name="T1"> </text:span><text:span text:style-name="T4">CompteBancari</text:span><text:span text:style-name="T1">(</text:span><text:span text:style-name="T3">string</text:span><text:span text:style-name="T1"> </text:span><text:span text:style-name="T7">titular</text:span><text:span text:style-name="T1">, </text:span><text:span text:style-name="T3">double</text:span><text:span text:style-name="T1"> </text:span><text:span text:style-name="T7">saldoInicial</text:span><text:span text:style-name="T1">)</text:span></text:p>
      <text:p text:style-name="P5" loext:marker-style-name="T1"><text:span text:style-name="T1"><text:s text:c="8"/>{</text:span></text:p>
      <text:p text:style-name="P5" loext:marker-style-name="T1"><text:span text:style-name="T1"><text:s text:c="12"/></text:span><text:span text:style-name="T3">this</text:span><text:span text:style-name="T1">.titular = </text:span><text:span text:style-name="T7">titular</text:span><text:span text:style-name="T1">;</text:span></text:p>
      <text:p text:style-name="P5" loext:marker-style-name="T1"><text:span text:style-name="T1"><text:s text:c="12"/>saldo = </text:span><text:span text:style-name="T7">saldoInicial</text:span><text:span text:style-name="T1">;</text:span></text:p>
      <text:p text:style-name="P5" loext:marker-style-name="T1"><text:span text:style-name="T1"><text:s text:c="12"/>bloquejat = </text:span><text:span text:style-name="T3">false</text:span><text:span text:style-name="T1">;</text:span></text:p>
      <text:p text:style-name="P5" loext:marker-style-name="T1"><text:span text:style-name="T1"><text:s text:c="8"/>}</text:span></text:p>
      <text:p text:style-name="P4" loext:marker-style-name="T1"/>
      <text:p text:style-name="P5" loext:marker-style-name="T1"><text:span text:style-name="T1"><text:s text:c="8"/></text:span><text:span text:style-name="T6">// PROPIETATS</text:span></text:p>
      <text:p text:style-name="P5" loext:marker-style-name="T1"><text:span text:style-name="T1"><text:s text:c="8"/></text:span><text:span text:style-name="T3">public</text:span><text:span text:style-name="T1"> </text:span><text:span text:style-name="T3">static</text:span><text:span text:style-name="T1"> </text:span><text:span text:style-name="T3">double</text:span><text:span text:style-name="T1"> TipusInteresAnual</text:span></text:p>
      <text:p text:style-name="P5" loext:marker-style-name="T1"><text:span text:style-name="T1"><text:s text:c="8"/>{</text:span></text:p>
      <text:p text:style-name="P5" loext:marker-style-name="T1"><text:span text:style-name="T1"><text:s text:c="12"/></text:span><text:span text:style-name="T3">get</text:span><text:span text:style-name="T1"> { </text:span><text:span text:style-name="T8">return</text:span><text:span text:style-name="T1"> tipusInteresAnual; }</text:span></text:p>
      <text:p text:style-name="P5" loext:marker-style-name="T1"><text:span text:style-name="T1"><text:s text:c="8"/>}</text:span></text:p>
      <text:p text:style-name="P4" loext:marker-style-name="T1"/>
      <text:p text:style-name="P5" loext:marker-style-name="T1"><text:span text:style-name="T1"><text:s text:c="8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Titular</text:span></text:p>
      <text:p text:style-name="P5" loext:marker-style-name="T1"><text:span text:style-name="T1"><text:s text:c="8"/>{</text:span></text:p>
      <text:p text:style-name="P5" loext:marker-style-name="T1"><text:span text:style-name="T1"><text:s text:c="12"/></text:span><text:span text:style-name="T3">get</text:span><text:span text:style-name="T1"> { </text:span><text:span text:style-name="T8">return</text:span><text:span text:style-name="T1"> titular; }</text:span></text:p>
      <text:p text:style-name="P5" loext:marker-style-name="T1"><text:span text:style-name="T1"><text:s text:c="12"/></text:span><text:span text:style-name="T3">private</text:span><text:span text:style-name="T1"> </text:span><text:span text:style-name="T3">set</text:span><text:span text:style-name="T1"> { titular = </text:span><text:span text:style-name="T3">value</text:span><text:span text:style-name="T1">; }</text:span></text:p>
      <text:p text:style-name="P5" loext:marker-style-name="T1"><text:span text:style-name="T1"><text:s text:c="8"/>}</text:span></text:p>
      <text:p text:style-name="P4" loext:marker-style-name="T1"/>
      <text:p text:style-name="P5" loext:marker-style-name="T1"><text:span text:style-name="T1"><text:s text:c="8"/></text:span><text:span text:style-name="T3">public</text:span><text:span text:style-name="T1"> </text:span><text:span text:style-name="T3">static</text:span><text:span text:style-name="T1"> </text:span><text:span text:style-name="T3">double</text:span><text:span text:style-name="T1"> Saldo</text:span></text:p>
      <text:p text:style-name="P5" loext:marker-style-name="T1"><text:span text:style-name="T1"><text:s text:c="8"/>{</text:span></text:p>
      <text:p text:style-name="P5" loext:marker-style-name="T1"><text:span text:style-name="T1"><text:s text:c="12"/></text:span><text:span text:style-name="T3">private</text:span><text:span text:style-name="T1"> </text:span><text:span text:style-name="T3">get</text:span><text:span text:style-name="T1"> { </text:span><text:span text:style-name="T8">return</text:span><text:span text:style-name="T1"> Saldo; }</text:span></text:p>
      <text:p text:style-name="P5" loext:marker-style-name="T1"><text:span text:style-name="T1"><text:s text:c="8"/>}</text:span></text:p>
      <text:p text:style-name="P4" loext:marker-style-name="T1"/>
      <text:p text:style-name="P5" loext:marker-style-name="T1"><text:span text:style-name="T1"><text:s text:c="8"/></text:span><text:span text:style-name="T6">// MÈTODES D'INSTÀNCIA</text:span></text:p>
      <text:p text:style-name="P5" loext:marker-style-name="T1"><text:span text:style-name="T1"><text:s text:c="8"/></text:span><text:span text:style-name="T3">public</text:span><text:span text:style-name="T1"> </text:span><text:span text:style-name="T3">void</text:span><text:span text:style-name="T1"> </text:span><text:span text:style-name="T9">Ingressar</text:span><text:span text:style-name="T1">(</text:span><text:span text:style-name="T3">double</text:span><text:span text:style-name="T1"> </text:span><text:span text:style-name="T7">quantitat</text:span><text:span text:style-name="T1">)</text:span></text:p>
      <text:p text:style-name="P5" loext:marker-style-name="T1"><text:span text:style-name="T1"><text:s text:c="8"/>{</text:span></text:p>
      <text:p text:style-name="P5" loext:marker-style-name="T1"><text:span text:style-name="T1"><text:s text:c="12"/>saldo += </text:span><text:span text:style-name="T7">quantitat</text:span><text:span text:style-name="T1">;</text:span></text:p>
      <text:p text:style-name="P5" loext:marker-style-name="T1"><text:span text:style-name="T1"><text:s text:c="8"/>}</text:span></text:p>
      <text:p text:style-name="P4" loext:marker-style-name="T1"/>
      <text:p text:style-name="P5" loext:marker-style-name="T1"><text:span text:style-name="T1"><text:s text:c="8"/></text:span><text:span text:style-name="T3">public</text:span><text:span text:style-name="T1"> </text:span><text:span text:style-name="T3">bool</text:span><text:span text:style-name="T1"> </text:span><text:span text:style-name="T9">Retirar</text:span><text:span text:style-name="T1">(</text:span><text:span text:style-name="T3">double</text:span><text:span text:style-name="T1"> </text:span><text:span text:style-name="T7">quantitat</text:span><text:span text:style-name="T1">)</text:span></text:p>
      <text:p text:style-name="P5" loext:marker-style-name="T1"><text:span text:style-name="T1"><text:s text:c="8"/>{</text:span></text:p>
      <text:p text:style-name="P5" loext:marker-style-name="T1"><text:span text:style-name="T1"><text:s text:c="12"/></text:span><text:span text:style-name="T8">if</text:span><text:span text:style-name="T1"> (</text:span><text:span text:style-name="T4">CompteBancari</text:span><text:span text:style-name="T1">.</text:span><text:span text:style-name="T9">TeSaldoSuficient</text:span><text:span text:style-name="T1">(</text:span><text:span text:style-name="T7">quantitat</text:span><text:span text:style-name="T1">))</text:span></text:p>
      <text:p text:style-name="P5" loext:marker-style-name="T1"><text:span text:style-name="T1"><text:s text:c="16"/></text:span><text:span text:style-name="T8">throw</text:span><text:span text:style-name="T1"> </text:span><text:span text:style-name="T3">new</text:span><text:span text:style-name="T1"> </text:span><text:span text:style-name="T4">Exception</text:span><text:span text:style-name="T1">(</text:span><text:span text:style-name="T10">"Operació no permesa: Insuficient saldo."</text:span><text:span text:style-name="T1">);</text:span></text:p>
      <text:p text:style-name="P4" loext:marker-style-name="T1"/>
      <text:p text:style-name="P5" loext:marker-style-name="T1"><text:span text:style-name="T1"><text:s text:c="12"/>saldo -= </text:span><text:span text:style-name="T7">quantitat</text:span><text:span text:style-name="T1">;</text:span></text:p>
      <text:p text:style-name="P5" loext:marker-style-name="T1"><text:span text:style-name="T1"><text:s text:c="12"/></text:span><text:span text:style-name="T8">return</text:span><text:span text:style-name="T1"> </text:span><text:span text:style-name="T3">true</text:span><text:span text:style-name="T1">;</text:span></text:p>
      <text:p text:style-name="P5" loext:marker-style-name="T1"><text:span text:style-name="T1"><text:s text:c="8"/>}</text:span></text:p>
      <text:p text:style-name="P4" loext:marker-style-name="T1"/>
      <text:p text:style-name="P5" loext:marker-style-name="T1"><text:span text:style-name="T1"><text:s text:c="8"/></text:span><text:span text:style-name="T3">private</text:span><text:span text:style-name="T1"> </text:span><text:span text:style-name="T3">bool</text:span><text:span text:style-name="T1"> </text:span><text:span text:style-name="T9">TeSaldoSuficient</text:span><text:span text:style-name="T1">(</text:span><text:span text:style-name="T3">double</text:span><text:span text:style-name="T1"> </text:span><text:span text:style-name="T7">quantitat</text:span><text:span text:style-name="T1">)</text:span></text:p>
      <text:p text:style-name="P5" loext:marker-style-name="T1"><text:span text:style-name="T1"><text:s text:c="8"/>{</text:span></text:p>
      <text:p text:style-name="P5" loext:marker-style-name="T1"><text:span text:style-name="T1"><text:s text:c="12"/></text:span><text:span text:style-name="T8">return</text:span><text:span text:style-name="T1"> saldo &gt;= </text:span><text:span text:style-name="T7">quantitat</text:span><text:span text:style-name="T1">;</text:span></text:p>
      <text:p text:style-name="P5" loext:marker-style-name="T1"><text:span text:style-name="T1"><text:s text:c="8"/>}</text:span></text:p>
      <text:p text:style-name="P4" loext:marker-style-name="T1"/>
      <text:p text:style-name="P5" loext:marker-style-name="T1"><text:span text:style-name="T1"><text:s text:c="8"/></text:span><text:span text:style-name="T6">// MÈTODES ESTATICS</text:span></text:p>
      <text:p text:style-name="P5" loext:marker-style-name="T1"><text:span text:style-name="T1"><text:s text:c="8"/></text:span><text:span text:style-name="T3">private</text:span><text:span text:style-name="T1"> </text:span><text:span text:style-name="T3">static</text:span><text:span text:style-name="T1"> </text:span><text:span text:style-name="T3">bool</text:span><text:span text:style-name="T1"> </text:span><text:span text:style-name="T9">Transaccio</text:span><text:span text:style-name="T1">(</text:span><text:span text:style-name="T4">CompteBancari</text:span><text:span text:style-name="T1"> </text:span><text:span text:style-name="T7">origen</text:span><text:span text:style-name="T1">, </text:span><text:span text:style-name="T4">CompteBancari</text:span><text:span text:style-name="T1"> </text:span><text:span text:style-name="T7">desti</text:span><text:span text:style-name="T1">, </text:span><text:span text:style-name="T3">double</text:span><text:span text:style-name="T1"> </text:span><text:span text:style-name="T7">quantitat</text:span><text:span text:style-name="T1">)</text:span></text:p>
      <text:p text:style-name="P5" loext:marker-style-name="T1"><text:span text:style-name="T1"><text:s text:c="8"/>{</text:span></text:p>
      <text:p text:style-name="P5" loext:marker-style-name="T1"><text:span text:style-name="T1"><text:s text:c="12"/></text:span><text:span text:style-name="T8">if</text:span><text:span text:style-name="T1"> (</text:span><text:span text:style-name="T4">CompteBancari</text:span><text:span text:style-name="T1">.</text:span><text:span text:style-name="T9">TeSaldoSuficient</text:span><text:span text:style-name="T1">(</text:span><text:span text:style-name="T7">quantitat</text:span><text:span text:style-name="T1">))</text:span></text:p>
      <text:p text:style-name="P5" loext:marker-style-name="T1"><text:span text:style-name="T1"><text:s text:c="16"/></text:span><text:span text:style-name="T8">throw</text:span><text:span text:style-name="T1"> </text:span><text:span text:style-name="T3">new</text:span><text:span text:style-name="T1"> </text:span><text:span text:style-name="T4">Exception</text:span><text:span text:style-name="T1">(</text:span><text:span text:style-name="T10">"Operació no permesa: Insuficient saldo."</text:span><text:span text:style-name="T1">);</text:span></text:p>
      <text:p text:style-name="P4" loext:marker-style-name="T1"/>
      <text:p text:style-name="P5" loext:marker-style-name="T1"><text:span text:style-name="T1"><text:s text:c="12"/></text:span><text:span text:style-name="T7">origen</text:span><text:span text:style-name="T1">.saldo -= </text:span><text:span text:style-name="T7">quantitat</text:span><text:span text:style-name="T1">;</text:span></text:p>
      <text:p text:style-name="P5" loext:marker-style-name="T1"><text:span text:style-name="T1"><text:s text:c="12"/></text:span><text:span text:style-name="T7">desti</text:span><text:span text:style-name="T1">.saldo += </text:span><text:span text:style-name="T7">quantitat</text:span><text:span text:style-name="T1">;</text:span></text:p>
      <text:p text:style-name="P5" loext:marker-style-name="T1"><text:span text:style-name="T1"><text:s text:c="12"/></text:span><text:span text:style-name="T8">return</text:span><text:span text:style-name="T1"> </text:span><text:span text:style-name="T3">true</text:span><text:span text:style-name="T1">;</text:span></text:p>
      <text:p text:style-name="P5" loext:marker-style-name="T1"><text:span text:style-name="T1"><text:s text:c="8"/>}</text:span></text:p>
      <text:p text:style-name="P3" loext:marker-style-name="T1"><text:s text:c="4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9T07:30:21.382650400</meta:creation-date>
    <dc:date>2026-01-29T08:10:00.104000000</dc:date>
    <meta:editing-duration>PT14M9S</meta:editing-duration>
    <meta:editing-cycles>4</meta:editing-cycles>
    <meta:generator>LibreOffice/7.5.8.2$Windows_X86_64 LibreOffice_project/f718d63693263970429a68f568db6046aaa9df01</meta:generator>
    <meta:print-date>2026-01-29T08:03:26.056000000</meta:print-date>
    <meta:document-statistic meta:table-count="0" meta:image-count="0" meta:object-count="0" meta:page-count="2" meta:paragraph-count="73" meta:word-count="198" meta:character-count="2372" meta:non-whitespace-character-count="1543"/>
  </office:meta>
</office:document-meta>
</file>